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8cm" fo:min-width="4.813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righ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fill="solid" draw:fill-color="#e6e6e6" draw:fill-gradient-name="Gradient_20_3" draw:fill-hatch-name="Red_20_Crossed_20_0_20_Degrees" draw:textarea-horizontal-align="center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0.5pt"/>
    </style:style>
    <style:style style:name="P2" style:family="paragraph">
      <style:paragraph-properties fo:margin-left="0cm" fo:margin-right="0cm" fo:text-indent="0cm"/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P9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/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size="12pt"/>
    </style:style>
    <style:style style:name="P13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family="Arial" style:font-style-name="Cursief" style:font-family-generic="swiss" style:font-pitch="variable" fo:font-size="10pt" fo:font-style="italic" style:font-size-asian="18pt" style:font-size-complex="18pt"/>
    </style:style>
    <style:style style:name="T1" style:family="text"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4" style:family="text"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T5" style:family="text"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T6" style:family="text"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style:style style:name="T8" style:family="text">
      <style:text-properties fo:font-family="Arial" style:font-style-name="Cursief" style:font-family-generic="swiss" style:font-pitch="variable" fo:font-size="10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13cm" svg:height="0.958cm" svg:x="0.135cm" svg:y="0.094cm">
          <draw:text-box>
            <text:p text:style-name="P1"><text:span text:style-name="T1">BusinessClass </text:span><text:span text:style-name="T2">Person [ ... ]</text:span></text:p>
          </draw:text-box>
        </draw:frame>
        <draw:custom-shape draw:style-name="gr2" draw:text-style-name="P3" draw:layer="layout" svg:width="4.81cm" svg:height="7.004cm" svg:x="0.436cm" svg:y="1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01cm" svg:height="1.001cm" svg:x="0.545cm" svg:y="2.552cm">
          <text:p text:style-name="P4"><text:span text:style-name="T3">Person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4.001cm" svg:height="1.001cm" svg:x="0.545cm" svg:y="6.054cm">
          <text:p text:style-name="P4"><text:span text:style-name="T3">Person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0.745cm" svg:y1="5.053cm" svg:x2="6.047cm" svg:y2="5.053cm">
          <text:p/>
        </draw:line>
        <draw:custom-shape draw:style-name="gr2" draw:text-style-name="P3" draw:layer="layout" svg:width="8.903cm" svg:height="7.004cm" svg:x="5.646cm" svg:y="1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id="id1" draw:layer="layout" svg:width="4.501cm" svg:height="1.001cm" svg:x="5.932cm" svg:y="3.52cm">
          <text:p text:style-name="P4"><text:span text:style-name="T3">PersonDao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id="id4" draw:layer="layout" svg:width="4.501cm" svg:height="1.001cm" svg:x="5.955cm" svg:y="6.854cm">
          <text:p text:style-name="P4"><text:span text:style-name="T3">PersonDaoImpl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5.646cm" svg:y1="5.053cm" svg:x2="14.549cm" svg:y2="5.053cm">
          <text:p/>
        </draw:line>
        <draw:frame draw:style-name="gr5" draw:text-style-name="P8" draw:layer="layout" svg:width="2.162cm" svg:height="0.645cm" svg:x="3.045cm" svg:y="1.551cm">
          <draw:text-box>
            <text:p text:style-name="P7"><text:span text:style-name="T4">Generated</text:span></text:p>
          </draw:text-box>
        </draw:frame>
        <draw:frame draw:style-name="gr6" draw:text-style-name="P9" draw:layer="layout" svg:width="3.115cm" svg:height="0.645cm" svg:x="2.045cm" svg:y="7.91cm">
          <draw:text-box>
            <text:p text:style-name="P7"><text:span text:style-name="T5">Extension Points</text:span></text:p>
          </draw:text-box>
        </draw:frame>
        <draw:frame draw:style-name="gr5" draw:text-style-name="P8" draw:layer="layout" svg:width="2.162cm" svg:height="0.645cm" svg:x="12.296cm" svg:y="1.551cm">
          <draw:text-box>
            <text:p text:style-name="P7"><text:span text:style-name="T4">Generated</text:span></text:p>
          </draw:text-box>
        </draw:frame>
        <draw:frame draw:style-name="gr6" draw:text-style-name="P9" draw:layer="layout" svg:width="3.115cm" svg:height="0.645cm" svg:x="11.243cm" svg:y="7.91cm">
          <draw:text-box>
            <text:p text:style-name="P7"><text:span text:style-name="T5">Extension Points</text:span></text:p>
          </draw:text-box>
        </draw:frame>
        <draw:custom-shape draw:style-name="gr3" draw:text-style-name="P5" draw:id="id2" draw:layer="layout" svg:width="4.501cm" svg:height="1.001cm" svg:x="8.956cm" svg:y="2.052cm">
          <text:p text:style-name="P4"><text:span text:style-name="T3">PersonDao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id="id3" draw:layer="layout" svg:width="4.501cm" svg:height="1.001cm" svg:x="8.956cm" svg:y="5.554cm">
          <text:p text:style-name="P4"><text:span text:style-name="T3">PersonDao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1" draw:layer="layout" svg:width="0.667cm" svg:height="0.734cm" svg:x="12.79cm" svg:y="1.817cm">
          <draw:text-box>
            <text:p text:style-name="P10"><text:span text:style-name="T6">I</text:span></text:p>
          </draw:text-box>
        </draw:frame>
        <draw:frame draw:style-name="gr7" draw:text-style-name="P11" draw:layer="layout" svg:width="0.667cm" svg:height="0.734cm" svg:x="12.79cm" svg:y="5.554cm">
          <draw:text-box>
            <text:p text:style-name="P10"><text:span text:style-name="T6">I</text:span></text:p>
          </draw:text-box>
        </draw:frame>
        <draw:rect draw:style-name="gr8" draw:text-style-name="P13" draw:layer="layout" svg:width="3.001cm" svg:height="0.5cm" svg:x="0.445cm" svg:y="1.051cm">
          <text:p text:style-name="P12"><text:span text:style-name="T7">Domain</text:span></text:p>
        </draw:rect>
        <draw:rect draw:style-name="gr8" draw:text-style-name="P13" draw:layer="layout" svg:width="3.001cm" svg:height="0.5cm" svg:x="5.655cm" svg:y="1.051cm">
          <text:p text:style-name="P12"><text:span text:style-name="T7">Data</text:span></text:p>
        </draw:rect>
        <draw:line draw:style-name="gr9" draw:text-style-name="P14" draw:layer="layout" svg:x1="2.645cm" svg:y1="6.053cm" svg:x2="2.645cm" svg:y2="3.552cm">
          <text:p text:style-name="P4"><text:span text:style-name="T8">extends</text:span></text:p>
        </draw:line>
        <draw:custom-shape draw:style-name="gr3" draw:text-style-name="P5" draw:layer="layout" svg:width="3.001cm" svg:height="1.001cm" svg:x="11.457cm" svg:y="3.652cm">
          <text:p text:style-name="P4"><text:span text:style-name="T3">Person.hb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6" draw:layer="layout" svg:x1="8.182cm" svg:y1="3.52cm" svg:x2="8.956cm" svg:y2="2.552cm" draw:start-shape="id1" draw:start-glue-point="4" draw:end-shape="id2" draw:end-glue-point="5" svg:d="m8182 3520v-968h774">
          <text:p/>
        </draw:connector>
        <draw:connector draw:style-name="gr10" draw:text-style-name="P6" draw:layer="layout" svg:x1="11.206cm" svg:y1="5.554cm" svg:x2="11.206cm" svg:y2="3.053cm" draw:start-shape="id3" draw:start-glue-point="4" draw:end-shape="id2" draw:end-glue-point="6" svg:d="m11206 5554v-2501">
          <text:p/>
        </draw:connector>
        <draw:connector draw:style-name="gr10" draw:text-style-name="P6" draw:layer="layout" svg:x1="8.205cm" svg:y1="6.854cm" svg:x2="8.182cm" svg:y2="4.521cm" draw:start-shape="id4" draw:start-glue-point="4" draw:end-shape="id1" draw:end-glue-point="6" svg:d="m8205 6854v-1167h-23v-1166">
          <text:p/>
        </draw:connector>
        <draw:connector draw:style-name="gr10" draw:text-style-name="P6" draw:layer="layout" svg:x1="10.456cm" svg:y1="7.354cm" svg:x2="11.206cm" svg:y2="6.555cm" draw:start-shape="id4" draw:start-glue-point="7" draw:end-shape="id3" draw:end-glue-point="6" svg:d="m10456 7354h750v-7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style-name="Standaard" style:font-family-generic="swiss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2cm" fo:page-height="9.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2-26T14:46:11</dc:date>
    <meta:editing-cycles>83</meta:editing-cycles>
    <meta:editing-duration>PT22H4M33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